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9000000DBC6BB88B2D8E3C6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6.75cm" fo:min-width="15.7cm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85cm" fo:min-width="1.8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306cm" fo:min-width="2.04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306cm" fo:min-width="2.25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dash" draw:stroke-dash="Fine_20_Dotted" svg:stroke-color="#ffffff" draw:fill-color="#ffffff" draw:textarea-horizontal-align="justify" draw:textarea-vertical-align="middle" draw:auto-grow-height="false" fo:min-height="0.796cm" fo:min-width="1.2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66cm" fo:min-width="2.258cm"/>
    </style:style>
    <style:style style:name="gr10" style:family="graphic" style:parent-style-name="standard">
      <style:graphic-properties draw:stroke="dash" draw:stroke-dash="Fine_20_Dotted" svg:stroke-color="#ffffff" draw:fill-color="#ffffff" draw:textarea-horizontal-align="justify" draw:textarea-vertical-align="middle" draw:auto-grow-height="false" fo:min-height="0.75cm" fo:min-width="0.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1.764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2.4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2.894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1.905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378cm" fo:min-width="1.41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74cm" fo:min-width="1.128cm"/>
    </style:style>
    <style:style style:name="gr17" style:family="graphic" style:parent-style-name="standard">
      <style:graphic-properties draw:stroke="dash" draw:stroke-dash="Fine_20_Dotted" svg:stroke-color="#ffffff" draw:fill-color="#ffffff" draw:textarea-horizontal-align="justify" draw:textarea-vertical-align="middle" draw:auto-grow-height="false" fo:min-height="0.65cm" fo:min-width="1.2cm"/>
    </style:style>
    <style:style style:name="gr18" style:family="graphic" style:parent-style-name="standard">
      <style:graphic-properties draw:stroke="dash" draw:stroke-dash="Fine_20_Dotted" svg:stroke-color="#ffffff" draw:fill-color="#ffffff" draw:textarea-horizontal-align="justify" draw:textarea-vertical-align="middle" draw:auto-grow-height="false" fo:min-height="0.533cm" fo:min-width="0.833cm"/>
    </style:style>
    <style:style style:name="gr19" style:family="graphic" style:parent-style-name="standard">
      <style:graphic-properties draw:stroke="dash" draw:stroke-dash="Fine_20_Dotted" svg:stroke-color="#ffffff" draw:fill-color="#ffffff" draw:textarea-horizontal-align="justify" draw:textarea-vertical-align="middle" draw:auto-grow-height="false" fo:min-height="0.05cm" fo:min-width="0.6cm"/>
    </style:style>
    <style:style style:name="P1" style:family="paragraph">
      <loext:graphic-properties draw:fill="none"/>
      <style:paragraph-properties fo:text-align="center"/>
      <style:text-properties fo:font-weight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weight="bold"/>
    </style:style>
    <style:style style:name="P5" style:family="paragraph">
      <loext:graphic-properties draw:fill-color="#ffffff"/>
      <style:paragraph-properties fo:text-align="center"/>
      <style:text-properties fo:font-size="15pt" fo:font-weight="bold" style:font-size-asian="15pt" style:font-size-complex="15pt"/>
    </style:style>
    <style:style style:name="P6" style:family="paragraph">
      <loext:graphic-properties draw:fill-color="#ffffff"/>
      <style:paragraph-properties fo:text-align="center"/>
      <style:text-properties fo:font-size="13pt" fo:font-weight="bold" style:font-size-asian="13pt" style:font-size-complex="13pt"/>
    </style:style>
    <style:style style:name="P7" style:family="paragraph">
      <loext:graphic-properties draw:fill="none"/>
      <style:paragraph-properties fo:text-align="center"/>
      <style:text-properties fo:font-weight="bold"/>
    </style:style>
    <style:style style:name="P8" style:family="paragraph">
      <loext:graphic-properties draw:fill-color="#ffffff"/>
      <style:paragraph-properties fo:text-align="center"/>
      <style:text-properties fo:font-size="10pt" fo:font-weight="bold" style:font-size-asian="10pt" style:font-size-complex="10pt"/>
    </style:style>
    <style:style style:name="T1" style:family="text">
      <style:text-properties fo:font-size="16pt" fo:font-weight="bold" style:font-size-asian="16pt" style:font-size-complex="16pt"/>
    </style:style>
    <style:style style:name="T2" style:family="text">
      <style:text-properties fo:font-size="15pt" fo:font-weight="bold" style:font-size-asian="15pt" style:font-size-complex="15pt"/>
    </style:style>
    <style:style style:name="T3" style:family="text">
      <style:text-properties fo:font-size="13pt" fo:font-weight="bold" style:font-size-asian="13pt" style:font-size-complex="13pt"/>
    </style:style>
    <style:style style:name="T4" style:family="text">
      <style:text-properties fo:font-size="10pt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6.2cm" svg:height="17cm" svg:x="6.5cm" svg:y="1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64cm" svg:height="4.093cm" svg:x="3.136cm" svg:y="7.4cm">
          <draw:image xlink:href="Pictures/1000000000000059000000DBC6BB88B2D8E3C697.png" xlink:type="simple" xlink:show="embed" xlink:actuate="onLoad">
            <text:p/>
          </draw:image>
        </draw:frame>
        <draw:custom-shape draw:style-name="gr3" draw:text-style-name="P4" draw:layer="layout" svg:width="2.3cm" svg:height="1.1cm" svg:x="2.8cm" svg:y="11.6cm">
          <text:p text:style-name="P3"><text:span text:style-name="T1">Usuário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6cm" svg:height="2.2cm" svg:x="8.8cm" svg:y="3.1cm">
          <text:p text:style-name="P3"><text:span text:style-name="T2">UC001 -</text:span></text:p>
          <text:p text:style-name="P3"><text:span text:style-name="T2">Fazer o </text:span><text:span text:style-name="T2">lo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3.9cm" svg:height="2.2cm" svg:x="15.4cm" svg:y="2.4cm">
          <text:p text:style-name="P3"><text:span text:style-name="T3">UC002 -</text:span></text:p>
          <text:p text:style-name="P3"><text:span text:style-name="T3">Fazer o </text:span><text:span text:style-name="T3">login</text:span></text:p>
          <text:p text:style-name="P3"><text:span text:style-name="T3">pelo </text:span><text:span text:style-name="T3">número </text:span></text:p>
          <text:p text:style-name="P3"><text:span text:style-name="T3">do </text:span><text:span text:style-name="T3">celul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2.7cm" svg:y1="4.2cm" svg:x2="15.2cm" svg:y2="3.7cm">
          <text:p/>
        </draw:line>
        <draw:line draw:style-name="gr7" draw:text-style-name="P7" draw:layer="layout" svg:x1="5.067cm" svg:y1="7.802cm" svg:x2="8.933cm" svg:y2="5.099cm">
          <text:p/>
        </draw:line>
        <draw:custom-shape draw:style-name="gr8" draw:text-style-name="P8" draw:layer="layout" svg:width="1.7cm" svg:height="1.046cm" svg:x="13cm" svg:y="2.654cm">
          <text:p text:style-name="P3"><text:span text:style-name="T4">&lt;&lt;include&gt;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3.9cm" svg:height="2.7cm" svg:x="15.6cm" svg:y="6.2cm">
          <text:p text:style-name="P3"><text:span text:style-name="T3">UC003 -</text:span></text:p>
          <text:p text:style-name="P3"><text:span text:style-name="T3">Fazer o login</text:span></text:p>
          <text:p text:style-name="P3"><text:span text:style-name="T3">por rede soc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5.5cm" svg:y1="7.055cm" svg:x2="12.102cm" svg:y2="5.1cm">
          <text:p/>
        </draw:line>
        <draw:custom-shape draw:style-name="gr10" draw:text-style-name="P8" draw:layer="layout" svg:width="1.4cm" svg:height="1cm" svg:x="14.3cm" svg:y="5.2cm">
          <text:p text:style-name="P3"><text:span text:style-name="T4">&lt;&lt;extend&gt;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3.2cm" svg:height="2cm" svg:x="7.3cm" svg:y="12.2cm">
          <text:p text:style-name="P3"><text:span text:style-name="T2">UC004 -</text:span></text:p>
          <text:p text:style-name="P3"><text:span text:style-name="T2">Abrir</text:span></text:p>
          <text:p text:style-name="P3"><text:span text:style-name="T2">Me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4.1cm" svg:height="2.4cm" svg:x="11.9cm" svg:y="8.9cm">
          <text:p text:style-name="P3"><text:span text:style-name="T2">UC005-</text:span></text:p>
          <text:p text:style-name="P3"><text:span text:style-name="T2">Abrir</text:span></text:p>
          <text:p text:style-name="P3"><text:span text:style-name="T2">Suas Viage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4.8cm" svg:height="1.7cm" svg:x="11.3cm" svg:y="16.6cm">
          <text:p text:style-name="P3"><text:span text:style-name="T2">UC007 - Abrir</text:span></text:p>
          <text:p text:style-name="P3"><text:span text:style-name="T2">Configuraçõ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3.399cm" svg:height="1.8cm" svg:x="12.001cm" svg:y="13.6cm">
          <text:p text:style-name="P3"><text:span text:style-name="T2">UC006-</text:span></text:p>
          <text:p text:style-name="P3"><text:span text:style-name="T2">Abrir</text:span></text:p>
          <text:p text:style-name="P3"><text:span text:style-name="T2">Ajud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2.7cm" svg:height="2.3cm" svg:x="17.2cm" svg:y="13.5cm">
          <text:p text:style-name="P3"><text:span text:style-name="T2">UC008 -</text:span></text:p>
          <text:p text:style-name="P3"><text:span text:style-name="T2">Editar</text:span></text:p>
          <text:p text:style-name="P3"><text:span text:style-name="T2">con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2.3cm" svg:height="1.4cm" svg:x="17.3cm" svg:y="16.7cm">
          <text:p text:style-name="P3"><text:span text:style-name="T2">UC009-</text:span></text:p>
          <text:p text:style-name="P3"><text:span text:style-name="T2">Sai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2cm" svg:y1="10.8cm" svg:x2="10.1cm" svg:y2="12.6cm">
          <text:p/>
        </draw:line>
        <draw:line draw:style-name="gr6" draw:text-style-name="P2" draw:layer="layout" svg:x1="11.2cm" svg:y1="17.2cm" svg:x2="9.4cm" svg:y2="14.2cm">
          <text:p/>
        </draw:line>
        <draw:line draw:style-name="gr6" draw:text-style-name="P2" draw:layer="layout" svg:x1="17.3cm" svg:y1="15.2cm" svg:x2="15.6cm" svg:y2="16.9cm">
          <text:p/>
        </draw:line>
        <draw:line draw:style-name="gr6" draw:text-style-name="P2" draw:layer="layout" svg:x1="17.2cm" svg:y1="17.4cm" svg:x2="16.1cm" svg:y2="17.5cm">
          <text:p/>
        </draw:line>
        <draw:custom-shape draw:style-name="gr17" draw:text-style-name="P8" draw:layer="layout" svg:width="1.7cm" svg:height="0.9cm" svg:x="15.9cm" svg:y="17.9cm">
          <text:p text:style-name="P3"><text:span text:style-name="T4">&lt;&lt;extend&gt;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1.333cm" svg:height="0.783cm" draw:transform="rotate (0.680852941202988) translate (16.171cm 16.392cm)">
          <text:p text:style-name="P3"><text:span text:style-name="T4">&lt;&lt;extend&gt;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.7cm" svg:height="1.046cm" svg:x="9.6cm" svg:y="10.4cm">
          <text:p text:style-name="P3"><text:span text:style-name="T4">&lt;&lt;extend&gt;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1.1cm" svg:height="0.3cm" svg:x="11.4cm" svg:y="13.2cm">
          <text:p text:style-name="P3"><text:span text:style-name="T4">&lt;&lt;extend&gt;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.7cm" svg:height="1.046cm" svg:x="8.5cm" svg:y="16.1cm">
          <text:p text:style-name="P3"><text:span text:style-name="T4">&lt;&lt;extend&gt;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2" draw:layer="layout" svg:x1="4.9cm" svg:y1="11.3cm" svg:x2="7.3cm" svg:y2="12.9cm">
          <text:p/>
        </draw:line>
        <draw:line draw:style-name="gr6" draw:text-style-name="P7" draw:layer="layout" svg:x1="11.8cm" svg:y1="14.4cm" svg:x2="10.5cm" svg:y2="1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18:05:25.040760021</meta:creation-date>
    <dc:date>2018-10-03T02:54:27.405159777</dc:date>
    <meta:editing-duration>PT2H53M47S</meta:editing-duration>
    <meta:editing-cycles>7</meta:editing-cycles>
    <meta:generator>LibreOffice/5.1.6.2$Linux_X86_64 LibreOffice_project/10m0$Build-2</meta:generator>
    <meta:document-statistic meta:object-count="28"/>
  </office:meta>
</office:document-meta>
</file>